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 style:parent-style-name="Imio_20_tableau_20_ref">
      <style:text-properties officeooo:rsid="00839da2" officeooo:paragraph-rsid="00823910"/>
    </style:style>
    <style:style style:name="P6" style:family="paragraph" style:parent-style-name="Standard">
      <style:text-properties officeooo:paragraph-rsid="00837147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442090108496">
          <table:table-cell table:style-name="Tableau1.A1" office:value-type="string">
            <text:p text:style-name="Imio_20_tableau_20_exp"><office:annotation><dc:creator>sge</dc:creator><dc:date>2017-04-04T09:21:14</dc:date><text:p text:style-name="P7"><text:span text:style-name="T6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7"><text:span text:style-name="T6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7"><text:span text:style-name="T6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7"><text:span text:style-name="T7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7"><text:span text:style-name="T7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7"><text:span text:style-name="T7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7"><text:span text:style-name="T6">do cell meta-if </text:span><text:span text:style-name="T7">view.do_mailing()</text:span></text:p><text:p text:style-name="P7"><text:span text:style-name="T6">with rec_infos=view.get_ctct_det(mailed_data); rec_dic=view.get_separate_contacts(mailed_data)</text:span></text:p></office:annotation>Destinataire :</text:p>
            <text:p text:style-name="Imio_20_tableau_20_dest"><office:annotation><dc:creator>sge</dc:creator><dc:date>2018-02-21T10:26:18</dc:date><text:p text:style-name="P7"><text:span text:style-name="T6">do text meta-if view.do_mailing()</text:span></text:p><text:p text:style-name="P7"><text:span text:style-name="T6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7"><text:span text:style-name="T6">do text </text:span><text:span text:style-name="T7">meta-if view.do_mailing()</text:span></text:p><text:p text:style-name="P7"><text:span text:style-name="T6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7"><text:span text:style-name="T7">do text meta-if view.do_mailing()</text:span></text:p><text:p text:style-name="P7"><text:span text:style-name="T7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7"><text:span text:style-name="T7">do text meta-if view.do_mailing()</text:span></text:p><text:p text:style-name="P7"><text:span text:style-name="T7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7"><text:span text:style-name="T7">do text meta-if view.do_mailing()</text:span></text:p><text:p text:style-name="P7"><text:span text:style-name="T7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7"><text:span text:style-name="T7">do text meta-if view.do_mailing()</text:span></text:p><text:p text:style-name="P7"><text:span text:style-name="T7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 table:style-name="TableLine944420732894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442050801344">
          <table:table-cell table:style-name="Tableau1.A1" office:value-type="string">
            <text:p text:style-name="P6"><text:span text:style-name="T5"><office:annotation><dc:creator>bleybaert</dc:creator><dc:date>2021-06-22T16:29:42.962742987</dc:date><loext:sender-initials>ble</loext:sender-initials><text:p text:style-name="P8"><text:span text:style-name="T6">do cell with folders=view.get_classification_folders()</text:span>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5"><office:annotation><dc:creator>bleybaert</dc:creator><dc:date>2021-06-22T17:06:02.670062454</dc:date><loext:sender-initials>ble</loext:sender-initials><text:p text:style-name="P8"><text:span text:style-name="T6">do text if folders</text:span></text:p><text:p text:style-name="P8"><text:span text:style-name="T6">with sep=', '</text:span></text:p></office:annotation>Référence dossier : <text:text-input text:description="">sep.join(folders)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7"><text:span text:style-name="T6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6-22T17:11:07.742790194</dc:date>
    <dc:creator>bleybaert</dc:creator>
    <meta:editing-duration>PT7H58M21S</meta:editing-duration>
    <meta:editing-cycles>97</meta:editing-cycles>
    <meta:document-statistic meta:table-count="1" meta:image-count="0" meta:object-count="0" meta:page-count="1" meta:paragraph-count="20" meta:word-count="93" meta:character-count="1110" meta:non-whitespace-character-count="1069"/>
  </office:meta>
</office:document-meta>
</file>